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50000036F57F1187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" svg:font-family="'DejaVu Sans'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Times New Roman1" svg:font-family="'Times New Roman'"/>
    <style:font-face style:name="Courier New" svg:font-family="'Courier New'" style:font-family-generic="modern"/>
    <style:font-face style:name="AvantGarde Bk BT" svg:font-family="'AvantGarde Bk BT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4.12cm" fo:margin-left="-0.018cm" fo:margin-right="1.946cm" table:align="margins" style:writing-mode="lr-tb"/>
    </style:style>
    <style:style style:name="Tabla1.A" style:family="table-column">
      <style:table-column-properties style:column-width="4.955cm" style:rel-column-width="22996*"/>
    </style:style>
    <style:style style:name="Tabla1.B" style:family="table-column">
      <style:table-column-properties style:column-width="2.381cm" style:rel-column-width="11052*"/>
    </style:style>
    <style:style style:name="Tabla1.C" style:family="table-column">
      <style:table-column-properties style:column-width="2.214cm" style:rel-column-width="10274*"/>
    </style:style>
    <style:style style:name="Tabla1.D" style:family="table-column">
      <style:table-column-properties style:column-width="2.212cm" style:rel-column-width="10266*"/>
    </style:style>
    <style:style style:name="Tabla1.E" style:family="table-column">
      <style:table-column-properties style:column-width="2.358cm" style:rel-column-width="10947*"/>
    </style:style>
    <style:style style:name="Tabla1.1" style:family="table-row">
      <style:table-row-properties style:min-row-height="1.106cm"/>
    </style:style>
    <style:style style:name="Tabla1.A1" style:family="table-cell">
      <style:table-cell-properties style:vertical-align="middle" fo:background-color="#e6e6ff">
        <style:background-image/>
      </style:table-cell-properties>
    </style:style>
    <style:style style:name="Tabla1.2" style:family="table-row">
      <style:table-row-properties style:min-row-height="1.877cm"/>
    </style:style>
    <style:style style:name="Tabla1.A2" style:family="table-cell">
      <style:table-cell-properties style:vertical-align="middle"/>
    </style:style>
    <style:style style:name="Tabla1.3" style:family="table-row">
      <style:table-row-properties style:min-row-height="1.178cm"/>
    </style:style>
    <style:style style:name="Tabla1.4" style:family="table-row">
      <style:table-row-properties style:min-row-height="1.228cm"/>
    </style:style>
    <style:style style:name="Tabla1.6" style:family="table-row">
      <style:table-row-properties style:min-row-height="1.226cm"/>
    </style:style>
    <style:style style:name="Tabla1.8" style:family="table-row">
      <style:table-row-properties style:min-row-height="1.203cm"/>
    </style:style>
    <style:style style:name="Tabla1.10" style:family="table-row">
      <style:table-row-properties style:min-row-height="1.298cm"/>
    </style:style>
    <style:style style:name="Tabla1.11" style:family="table-row">
      <style:table-row-properties style:min-row-height="1.154cm"/>
    </style:style>
    <style:style style:name="P1" style:family="paragraph" style:parent-style-name="Text_20_body">
      <style:paragraph-properties fo:margin-top="0cm" fo:margin-bottom="0.499cm" fo:text-align="center" style:justify-single-word="false"/>
    </style:style>
    <style:style style:name="P2" style:family="paragraph" style:parent-style-name="Text_20_body">
      <style:paragraph-properties fo:margin-top="0cm" fo:margin-bottom="0.499cm"/>
      <style:text-properties style:font-name="Arial" fo:font-size="12pt" fo:language="es" fo:country="AR" style:font-size-asian="12pt" style:font-size-complex="12pt"/>
    </style:style>
    <style:style style:name="P3" style:family="paragraph" style:parent-style-name="Text_20_body">
      <style:paragraph-properties fo:margin-top="0cm" fo:margin-bottom="0.499cm" fo:orphans="2" fo:widows="2" style:writing-mode="lr-tb"/>
      <style:text-properties fo:font-variant="small-caps" fo:color="#000000" style:font-name="Arial" fo:font-size="14pt" fo:language="es" fo:country="AR" fo:font-weight="bold" style:font-name-asian="Times New Roman" style:font-size-asian="14pt" style:font-name-complex="Times New Roman" style:font-size-complex="14pt" style:language-complex="ar" style:country-complex="SA"/>
    </style:style>
    <style:style style:name="P4" style:family="paragraph" style:parent-style-name="Text_20_body">
      <style:paragraph-properties fo:margin-top="0cm" fo:margin-bottom="0.499cm" fo:orphans="2" fo:widows="2" style:writing-mode="lr-tb"/>
      <style:text-properties style:use-window-font-color="true" style:font-name="Arial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Text_20_body">
      <style:paragraph-properties fo:margin-top="0cm" fo:margin-bottom="0.499cm" fo:text-align="center" style:justify-single-word="false" fo:break-before="page"/>
      <style:text-properties style:font-name="Arial" fo:font-size="12pt" fo:language="es" fo:country="A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 style:writing-mode="lr-tb"/>
    </style:style>
    <style:style style:name="P11" style:family="paragraph" style:parent-style-name="Text_20_body">
      <style:paragraph-properties fo:margin-top="0.494cm" fo:margin-bottom="0cm"/>
      <style:text-properties fo:color="#000000" style:font-name="Arial" fo:font-size="12pt" style:font-size-asian="12pt" style:font-size-complex="12pt"/>
    </style:style>
    <style:style style:name="P12" style:family="paragraph" style:parent-style-name="Text_20_body">
      <style:paragraph-properties fo:margin-top="0.494cm" fo:margin-bottom="0cm" fo:orphans="2" fo:widows="2" style:writing-mode="lr-tb"/>
      <style:text-properties fo:color="#000000" style:font-name="Arial" fo:font-size="12pt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Text_20_body">
      <style:paragraph-properties fo:margin-top="0.101cm" fo:margin-bottom="0cm" fo:text-align="justify" style:justify-single-word="false"/>
      <style:text-properties fo:color="#000000" style:font-name="Arial" fo:font-size="12pt" style:font-size-asian="12pt" style:font-size-complex="12pt"/>
    </style:style>
    <style:style style:name="P14" style:family="paragraph" style:parent-style-name="Text_20_body">
      <style:paragraph-properties fo:margin-top="0.101cm" fo:margin-bottom="0cm" fo:text-align="justify" style:justify-single-word="false"/>
      <style:text-properties fo:color="#000000" style:font-name="Arial" fo:font-size="12pt" fo:language="es" fo:country="AR" style:font-size-asian="12pt" style:font-size-complex="12pt"/>
    </style:style>
    <style:style style:name="P15" style:family="paragraph" style:parent-style-name="Text_20_body">
      <style:paragraph-properties fo:margin-top="0.101cm" fo:margin-bottom="0cm" fo:text-align="justify" style:justify-single-word="false"/>
      <style:text-properties fo:color="#000000" style:font-name="Arial" fo:font-size="12pt" fo:language="es" fo:country="AR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ext_20_body">
      <style:paragraph-properties fo:margin-top="0.101cm" fo:margin-bottom="0cm" fo:text-align="justify" style:justify-single-word="false"/>
      <style:text-properties style:font-name="Arial" fo:font-size="12pt" style:font-size-asian="12pt" style:font-size-complex="12pt"/>
    </style:style>
    <style:style style:name="P17" style:family="paragraph" style:parent-style-name="Text_20_body">
      <style:paragraph-properties fo:margin-top="0.101cm" fo:margin-bottom="0cm" fo:text-align="justify" style:justify-single-word="false"/>
      <style:text-properties style:font-name="Arial" fo:font-size="12pt" fo:language="es" fo:country="AR" style:font-size-asian="12pt" style:font-size-complex="12pt"/>
    </style:style>
    <style:style style:name="P18" style:family="paragraph" style:parent-style-name="Text_20_body">
      <style:paragraph-properties fo:margin-top="0.101cm" fo:margin-bottom="0cm" fo:orphans="2" fo:widows="2" style:writing-mode="lr-tb"/>
      <style:text-properties fo:color="#000000" style:font-name="Arial" fo:font-size="12pt" fo:language="es" fo:country="AR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Text_20_body">
      <style:paragraph-properties fo:margin-top="0.101cm" fo:margin-bottom="0cm" fo:orphans="2" fo:widows="2" style:writing-mode="lr-tb"/>
      <style:text-properties fo:color="#000000" style:font-name="Arial" style:font-name-asian="Times New Roman" style:font-name-complex="Times New Roman" style:font-size-complex="12pt" style:language-complex="ar" style:country-complex="SA"/>
    </style:style>
    <style:style style:name="P20" style:family="paragraph" style:parent-style-name="Text_20_body">
      <style:paragraph-properties fo:margin-top="0.101cm" fo:margin-bottom="0cm" fo:text-align="center" style:justify-single-word="false" fo:orphans="2" fo:widows="2" style:writing-mode="lr-tb"/>
      <style:text-properties fo:color="#000000" style:font-name="Arial" style:font-name-asian="Times New Roman" style:font-name-complex="Times New Roman" style:font-size-complex="12pt" style:language-complex="ar" style:country-complex="SA"/>
    </style:style>
    <style:style style:name="P21" style:family="paragraph" style:parent-style-name="Text_20_body">
      <style:paragraph-properties fo:margin-top="0.101cm" fo:margin-bottom="0cm" fo:orphans="2" fo:widows="2" style:writing-mode="lr-tb"/>
    </style:style>
    <style:style style:name="P22" style:family="paragraph" style:parent-style-name="Standard">
      <style:text-properties style:use-window-font-color="true" style:font-name="Arial" fo:font-size="12pt" fo:font-style="normal" fo:font-weight="bold" style:font-size-asian="12pt" style:font-style-asian="normal" style:font-weight-asian="bold" style:font-size-complex="12pt" style:font-style-complex="normal"/>
    </style:style>
    <style:style style:name="P23" style:family="paragraph" style:parent-style-name="Standard"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font-weight="bold" fo:background-color="#e6e6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padding="0cm" fo:border="none"/>
      <style:text-properties style:font-name="Arial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 fo:padding="0cm" fo:border="none"/>
      <style:text-properties style:font-name="Arial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padding="0cm" fo:border="none"/>
      <style:text-properties style:font-name="Arial" fo:font-size="12pt" fo:font-weight="bold" fo:background-color="#e6e6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padding="0cm" fo:border="none"/>
      <style:text-properties style:font-name="Arial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padding="0cm" fo:border="none"/>
      <style:text-properties style:font-name="Arial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 fo:padding="0cm" fo:border="none"/>
      <style:text-properties style:font-name="Arial" fo:font-size="12pt" fo:language="es" fo:country="A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 style:list-style-name="L1">
      <style:paragraph-properties fo:text-align="justify" style:justify-single-word="false"/>
    </style:style>
    <style:style style:name="P3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33" style:family="paragraph" style:parent-style-name="Heading_20_1">
      <style:paragraph-properties fo:text-align="start" style:justify-single-word="false"/>
      <style:text-properties fo:font-size="8pt" style:font-name-asian="AvantGarde Bk BT" style:font-size-asian="8pt"/>
    </style:style>
    <style:style style:name="P34" style:family="paragraph" style:parent-style-name="Heading_20_1">
      <style:text-properties style:font-name-asian="AvantGarde Bk BT"/>
    </style:style>
    <style:style style:name="P35" style:family="paragraph" style:parent-style-name="Heading_20_1">
      <style:paragraph-properties fo:margin-left="4.763cm" fo:margin-right="0cm" fo:text-align="start" style:justify-single-word="false" fo:text-indent="-4.763cm" style:auto-text-indent="false"/>
      <style:text-properties fo:font-size="8pt" style:font-name-asian="AvantGarde Bk BT" style:font-size-asian="8pt" style:font-size-complex="8pt"/>
    </style:style>
    <style:style style:name="P36" style:family="paragraph" style:parent-style-name="Heading_20_1">
      <style:paragraph-properties fo:margin-left="4.763cm" fo:margin-right="0cm" fo:text-align="start" style:justify-single-word="false" fo:text-indent="-4.763cm" style:auto-text-indent="false"/>
      <style:text-properties fo:font-size="8pt" style:font-name-asian="AvantGarde Bk BT" style:font-size-asian="8pt"/>
    </style:style>
    <style:style style:name="P37" style:family="paragraph" style:parent-style-name="Heading_20_1" style:master-page-name="Standard">
      <style:paragraph-properties style:page-number="auto"/>
      <style:text-properties style:use-window-font-color="true" style:font-name="Arial" fo:font-size="12pt" fo:font-style="normal" style:font-size-asian="12pt" style:font-style-asian="normal" style:font-name-complex="Times New Roman" style:font-size-complex="12pt" style:font-style-complex="normal"/>
    </style:style>
    <style:style style:name="P38" style:family="paragraph" style:parent-style-name="Text_20_body" style:list-style-name="L2">
      <style:paragraph-properties fo:margin-top="0.494cm" fo:margin-bottom="0cm" fo:text-align="justify" style:justify-single-word="false"/>
      <style:text-properties fo:color="#000000" style:font-name="Arial" fo:font-size="12pt" style:font-size-asian="12pt" style:font-size-complex="12pt"/>
    </style:style>
    <style:style style:name="P39" style:family="paragraph" style:parent-style-name="Text_20_body" style:list-style-name="L2">
      <style:paragraph-properties fo:margin-top="0.494cm" fo:margin-bottom="0cm" fo:orphans="2" fo:widows="2" style:writing-mode="lr-tb"/>
      <style:text-properties fo:color="#000000" style:font-name="Arial" fo:font-size="12pt" style:font-name-asian="Times New Roman" style:font-size-asian="12pt" style:font-name-complex="Times New Roman" style:font-size-complex="12pt" style:language-complex="ar" style:country-complex="SA"/>
    </style:style>
    <style:style style:name="P40" style:family="paragraph" style:parent-style-name="Text_20_body" style:list-style-name="L2">
      <style:paragraph-properties fo:margin-top="0cm" fo:margin-bottom="0cm" fo:text-align="justify" style:justify-single-word="false"/>
      <style:text-properties style:font-name="Arial" fo:font-size="12pt" style:font-size-asian="12pt" style:font-size-complex="12pt"/>
    </style:style>
    <style:style style:name="P41" style:family="paragraph" style:parent-style-name="Text_20_body" style:list-style-name="L2">
      <style:paragraph-properties fo:margin-top="0cm" fo:margin-bottom="0cm" fo:orphans="2" fo:widows="2" style:writing-mode="lr-tb"/>
      <style:text-properties fo:color="#000000" style:font-name="Arial" fo:font-size="12pt" style:font-name-asian="Times New Roman" style:font-size-asian="12pt" style:font-name-complex="Times New Roman" style:font-size-complex="12pt" style:language-complex="ar" style:country-complex="SA"/>
    </style:style>
    <style:style style:name="P42" style:family="paragraph" style:parent-style-name="Text_20_body" style:list-style-name="L2">
      <style:paragraph-properties fo:margin-top="0cm" fo:margin-bottom="0cm" fo:orphans="2" fo:widows="2" style:writing-mode="lr-tb"/>
      <style:text-properties style:font-name="Arial" fo:font-size="12pt" style:font-name-asian="Times New Roman" style:font-size-asian="12pt" style:font-name-complex="Times New Roman" style:font-size-complex="12pt" style:language-complex="ar" style:country-complex="SA"/>
    </style:style>
    <style:style style:name="P43" style:family="paragraph" style:parent-style-name="Text_20_body" style:list-style-name="L2">
      <style:paragraph-properties fo:margin-top="0cm" fo:margin-bottom="0cm" fo:orphans="2" fo:widows="2" style:writing-mode="lr-tb"/>
      <style:text-properties style:font-name="Arial" fo:font-size="12pt" style:font-size-asian="12pt" style:font-size-complex="12pt"/>
    </style:style>
    <style:style style:name="P44" style:family="paragraph" style:parent-style-name="Text_20_body" style:list-style-name="L2">
      <style:paragraph-properties fo:margin-top="0cm" fo:margin-bottom="0cm" fo:orphans="2" fo:widows="2" style:writing-mode="lr-tb"/>
      <style:text-properties style:use-window-font-color="true" style:font-name="Arial" fo:font-size="12pt" style:font-name-asian="Times New Roman" style:font-size-asian="12pt" style:font-name-complex="Times New Roman" style:font-size-complex="12pt" style:language-complex="ar" style:country-complex="SA"/>
    </style:style>
    <style:style style:name="P45" style:family="paragraph" style:parent-style-name="Text_20_body" style:list-style-name="L2">
      <style:paragraph-properties fo:margin-top="0cm" fo:margin-bottom="0.494cm" fo:text-align="justify" style:justify-single-word="false"/>
      <style:text-properties style:font-name="Arial" fo:font-size="12pt" style:font-size-asian="12pt" style:font-size-complex="12pt"/>
    </style:style>
    <style:style style:name="P46" style:family="paragraph" style:parent-style-name="Text_20_body">
      <style:paragraph-properties fo:margin-top="0cm" fo:margin-bottom="0.499cm"/>
      <style:text-properties style:font-name="Arial" fo:language="es" fo:country="AR" style:font-size-complex="12pt"/>
    </style:style>
    <style:style style:name="P47" style:family="paragraph" style:parent-style-name="Text_20_body">
      <style:paragraph-properties fo:margin-top="0cm" fo:margin-bottom="0.499cm"/>
      <style:text-properties fo:font-variant="small-caps" fo:color="#000000" style:font-name="Arial" fo:font-size="14pt" fo:font-weight="bold" style:font-size-asian="14pt" style:font-size-complex="14pt"/>
    </style:style>
    <style:style style:name="P48" style:family="paragraph" style:parent-style-name="Text_20_body">
      <style:paragraph-properties fo:margin-top="0cm" fo:margin-bottom="0.499cm" fo:text-align="center" style:justify-single-word="false"/>
      <style:text-properties fo:color="#000000" style:font-name="Arial" fo:font-size="14pt" fo:language="es" fo:country="AR" fo:font-weight="bold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cm" fo:margin-bottom="0.499cm" fo:orphans="2" fo:widows="2" style:writing-mode="lr-tb"/>
      <style:text-properties style:font-name="Arial" fo:font-size="12pt" fo:language="es" fo:country="ES" style:font-size-asian="12pt" style:font-size-complex="12pt"/>
    </style:style>
    <style:style style:name="P50" style:family="paragraph" style:parent-style-name="Text_20_body">
      <style:paragraph-properties fo:margin-top="0cm" fo:margin-bottom="0.499cm" fo:orphans="2" fo:widows="2" style:writing-mode="lr-tb"/>
      <style:text-properties fo:color="#000000" style:font-name="Arial" fo:language="es" fo:country="AR" style:font-name-asian="Times New Roman" style:font-name-complex="Times New Roman" style:font-size-complex="12pt" style:language-complex="ar" style:country-complex="SA"/>
    </style:style>
    <style:style style:name="P51" style:family="paragraph" style:parent-style-name="Text_20_body">
      <style:paragraph-properties fo:margin-top="0cm" fo:margin-bottom="0.499cm" fo:orphans="2" fo:widows="2" style:writing-mode="lr-tb"/>
      <style:text-properties fo:font-variant="small-caps" fo:color="#000000" style:font-name="Arial" fo:font-size="14pt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52" style:family="paragraph" style:parent-style-name="Text_20_body">
      <style:paragraph-properties fo:margin-top="0cm" fo:margin-bottom="0.499cm" fo:orphans="2" fo:widows="2" style:writing-mode="lr-tb"/>
      <style:text-properties fo:font-variant="small-caps" fo:color="#000000" style:font-name="Arial" fo:font-size="14pt" fo:font-weight="bold" style:font-name-asian="Times New Roman" style:font-size-asian="14pt" style:font-name-complex="Times New Roman" style:font-size-complex="14pt" style:language-complex="ar" style:country-complex="SA"/>
    </style:style>
    <style:style style:name="P53" style:family="paragraph" style:parent-style-name="Text_20_body">
      <style:paragraph-properties fo:margin-top="0.101cm" fo:margin-bottom="0cm" fo:text-align="justify" style:justify-single-word="false" fo:orphans="2" fo:widows="2" style:writing-mode="lr-tb"/>
      <style:text-properties fo:color="#000000" style:font-name="Arial" fo:font-size="12pt" style:font-size-asian="12pt" style:font-size-complex="12pt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55" style:family="paragraph">
      <style:paragraph-properties fo:text-align="center" style:writing-mode="lr-tb"/>
    </style:style>
    <style:style style:name="T1" style:family="text">
      <style:text-properties style:font-size-complex="8pt"/>
    </style:style>
    <style:style style:name="T2" style:family="text">
      <style:text-properties fo:font-size="8pt" style:font-size-asian="8pt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T7" style:family="text">
      <style:text-properties style:use-window-font-color="true" style:font-name="Arial" fo:font-size="12pt" fo:language="es" fo:country="A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language="es" fo:country="ES" fo:font-style="normal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9" style:family="text">
      <style:text-properties style:use-window-font-color="true" style:font-name="Arial" fo:font-size="12pt" style:font-size-asian="12pt" style:font-name-complex="Arial" style:font-size-complex="12pt"/>
    </style:style>
    <style:style style:name="T10" style:family="text">
      <style:text-properties style:use-window-font-color="true" style:font-name-asian="Times New Roman" style:font-name-complex="Times New Roman" style:language-complex="ar" style:country-complex="SA"/>
    </style:style>
    <style:style style:name="T11" style:family="text">
      <style:text-properties style:use-window-font-color="true" fo:background-color="transparent" style:font-name-asian="Times New Roman" style:font-name-complex="Times New Roman" style:language-complex="ar" style:country-complex="SA"/>
    </style:style>
    <style:style style:name="T12" style:family="text">
      <style:text-properties fo:color="#000000"/>
    </style:style>
    <style:style style:name="T13" style:family="text">
      <style:text-properties fo:color="#000000"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4" style:family="text">
      <style:text-properties fo:color="#000000" style:font-name="Arial" fo:font-size="10pt" fo:language="pt" fo:country="BR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5" style:family="text">
      <style:text-properties fo:color="#000000" style:font-name="Arial" fo:font-size="12pt" fo:language="es" fo:country="E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000000" style:font-name="Arial" fo:font-size="12pt" fo:language="es" fo:country="ES" fo:font-style="normal" style:text-underline-style="none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7" style:family="text">
      <style:text-properties fo:color="#000000" style:font-name="Arial" fo:font-size="12pt" fo:language="es" fo:country="ES" fo:font-style="normal" style:text-underline-style="none" fo:font-weight="bold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18" style:family="text">
      <style:text-properties fo:color="#000000" style:font-name="Arial" fo:font-size="12pt" fo:language="es" fo:country="ES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fo:color="#000000" style:font-name="Arial" fo:font-size="12pt" fo:language="es" fo:country="ES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0" style:family="text">
      <style:text-properties fo:color="#000000" style:font-name="Arial" fo:font-size="12pt" fo:language="es" fo:country="AR" fo:font-style="normal" style:font-size-asian="12pt" style:font-style-asian="normal" style:font-name-complex="Arial" style:font-size-complex="12pt" style:font-style-complex="normal"/>
    </style:style>
    <style:style style:name="T21" style:family="text">
      <style:text-properties fo:color="#000000" style:font-name="Arial" fo:font-size="12pt" fo:language="es" fo:country="AR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2" style:family="text">
      <style:text-properties fo:color="#000000" style:font-name="Arial" fo:font-size="12pt" fo:language="es" fo:country="AR" fo:font-style="normal" fo:font-weight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fo:color="#000000" style:font-name="Arial" fo:font-size="12pt" fo:language="es" fo:country="AR" fo:font-style="normal" fo:font-weight="normal" fo:background-color="transparent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fo:color="#000000" style:font-name="Arial" fo:font-size="12pt" fo:language="es" fo:country="AR" style:font-size-asian="12pt" style:font-size-complex="12pt"/>
    </style:style>
    <style:style style:name="T25" style:family="text"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6" style:family="text"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T27" style:family="text">
      <style:text-properties fo:color="#000000" fo:language="es" fo:country="AR"/>
    </style:style>
    <style:style style:name="T28" style:family="text">
      <style:text-properties fo:color="#000000" fo:language="es" fo:country="AR" style:font-name-asian="Times New Roman" style:font-name-complex="Times New Roman" style:language-complex="ar" style:country-complex="SA"/>
    </style:style>
    <style:style style:name="T29" style:family="text">
      <style:text-properties fo:color="#000000" fo:language="es" fo:country="AR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fo:color="#000000" fo:language="es" fo:country="AR" fo:background-color="#ffff00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fo:color="#000000" style:font-name-asian="Times New Roman" style:font-name-complex="Times New Roman" style:language-complex="ar" style:country-complex="SA"/>
    </style:style>
    <style:style style:name="T32" style:family="text">
      <style:text-properties fo:color="#000000" fo:language="es" fo:country="ES"/>
    </style:style>
    <style:style style:name="T33" style:family="text">
      <style:text-properties fo:color="#000000" fo:font-size="12pt" fo:language="es" fo:country="ES" style:font-size-asian="12pt"/>
    </style:style>
    <style:style style:name="T34" style:family="text">
      <style:text-properties fo:color="#000000" fo:font-size="12pt" style:font-size-asian="12pt"/>
    </style:style>
    <style:style style:name="T35" style:family="text">
      <style:text-properties fo:color="#000000" fo:font-size="12pt" style:font-name-asian="Times New Roman" style:font-size-asian="12pt" style:font-name-complex="Times New Roman" style:language-complex="ar" style:country-complex="SA"/>
    </style:style>
    <style:style style:name="T36" style:family="text">
      <style:text-properties fo:language="es" fo:country="AR"/>
    </style:style>
    <style:style style:name="T37" style:family="text">
      <style:text-properties fo:language="es" fo:country="AR" style:font-name-asian="Times New Roman" style:font-name-complex="Times New Roman" style:language-complex="ar" style:country-complex="SA"/>
    </style:style>
    <style:style style:name="T38" style:family="text">
      <style:text-properties fo:language="pl" fo:country="PL"/>
    </style:style>
    <style:style style:name="T39" style:family="text">
      <style:text-properties fo:language="en" fo:country="US"/>
    </style:style>
    <style:style style:name="T40" style:family="text">
      <style:text-properties fo:font-variant="normal" fo:text-transform="none" fo:color="#000000" style:font-name="Arial" fo:font-size="10pt" fo:letter-spacing="normal" fo:language="pt" fo:country="BR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1" style:family="text">
      <style:text-properties fo:font-size="9pt" fo:background-color="#ffffff" style:font-size-asian="9pt" style:font-size-complex="9pt"/>
    </style:style>
    <style:style style:name="T42" style:family="text">
      <style:text-properties fo:background-color="#ffffff"/>
    </style:style>
    <style:style style:name="T43" style:family="text">
      <style:text-properties fo:background-color="#ffff00"/>
    </style:style>
    <style:style style:name="T44" style:family="text">
      <style:text-properties fo:color="#ff0000" style:font-name="Arial" fo:font-size="12pt" fo:language="es" fo:country="AR" fo:font-style="normal" fo:font-weight="normal" fo:background-color="transparent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font-name="Times New Roman1"/>
    </style:style>
    <style:style style:name="T46" style:family="text">
      <style:text-properties style:font-size-asian="12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59cm" fo:text-indent="-0.635cm" fo:margin-left="0.55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94cm" fo:text-indent="-0.635cm" fo:margin-left="1.19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29cm" fo:text-indent="-0.635cm" fo:margin-left="1.82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64cm" fo:text-indent="-0.635cm" fo:margin-left="2.46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99cm" fo:text-indent="-0.635cm" fo:margin-left="3.09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34cm" fo:text-indent="-0.635cm" fo:margin-left="3.73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69cm" fo:text-indent="-0.635cm" fo:margin-left="4.36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04cm" fo:text-indent="-0.635cm" fo:margin-left="5.00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39cm" fo:text-indent="-0.635cm" fo:margin-left="5.63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74cm" fo:text-indent="-0.635cm" fo:margin-left="6.27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35cm" svg:stroke-color="#333399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text:span text:style-name="T4">Trelew, 22 de marzo</text:span> <text:span text:style-name="T3">de 2013</text:span></text:h>
      <text:p text:style-name="P22"><text:s text:c="88"/></text:p>
      <text:p text:style-name="P7"><text:span text:style-name="Énfasis_20_sutil"><text:span text:style-name="T5"><text:tab/>Ref.: </text:span></text:span><text:span text:style-name="Énfasis_20_sutil"><text:span text:style-name="T7">Solicitud de subsidio </text:span></text:span><text:span text:style-name="Énfasis_20_sutil"><text:span text:style-name="T5">“SciPyCon Argentina 2013”, </text:span></text:span></text:p>
      <text:p text:style-name="P7"><text:span text:style-name="Énfasis_20_sutil"><text:span text:style-name="T5">1.a Conferencia Argentina y Latinoamericana de Python en la Ciencia, </text:span></text:span></text:p>
      <text:p text:style-name="P7"><text:span text:style-name="Énfasis_20_sutil"><text:span text:style-name="T5">organizada por la Universidad Nacional de la Patagonia San Juan Bosco</text:span></text:span></text:p>
      <text:p text:style-name="P23"/>
      <text:p text:style-name="P9"><text:span text:style-name="Énfasis_20_sutil"><text:span text:style-name="T15"/></text:span></text:p>
      <text:p text:style-name="P10"><text:span text:style-name="Énfasis_20_sutil"><text:span text:style-name="T17">Sra. Mónica Gomes Dos Ramos</text:span></text:span></text:p>
      <text:p text:style-name="P9"><text:span text:style-name="Énfasis_20_sutil"><text:span text:style-name="T18">Gerente de Sucursal Trelew</text:span></text:span></text:p>
      <text:p text:style-name="P9"><text:span text:style-name="Énfasis_20_sutil"><text:span text:style-name="T18">Banco Patagonia</text:span></text:span><text:span text:style-name="Énfasis_20_sutil"><text:span text:style-name="T16"> <text:s text:c="53"/></text:span></text:span></text:p>
      <text:p text:style-name="P10"><text:span text:style-name="Énfasis_20_sutil"><text:span text:style-name="T19"><text:s text:c="54"/></text:span></text:span></text:p>
      <text:p text:style-name="P10"><text:span text:style-name="Énfasis_20_sutil"><text:span text:style-name="T16"/></text:span></text:p>
      <text:p text:style-name="P10"><text:span text:style-name="Énfasis_20_sutil"><text:span text:style-name="T16">De nuestra mayor consideración:</text:span></text:span></text:p>
      <text:p text:style-name="P6"><text:span text:style-name="Énfasis_20_sutil"><text:span text:style-name="T20"/></text:span></text:p>
      <text:p text:style-name="P6"><text:span text:style-name="Énfasis_20_sutil"><text:span text:style-name="T20">Tenemos el agrado de dirigirnos a Ud. como miembros del comité organizador local de la </text:span></text:span><text:span text:style-name="Énfasis_20_sutil"><text:span text:style-name="T21">1ra Conferencia Argentina y Latinoamericana de </text:span></text:span><text:span text:style-name="Énfasis_20_sutil"><text:span text:style-name="T25">Python en la Ciencia</text:span></text:span><text:span text:style-name="Énfasis_20_sutil"><text:span text:style-name="T26">, con el objeto de solicitar apoyo económico del Banco Patagonia para tan importante evento cientíﬁco. </text:span></text:span></text:p>
      <text:p text:style-name="P6"><text:span text:style-name="Énfasis_20_sutil"><text:span text:style-name="T26"/></text:span></text:p>
      <text:p text:style-name="P6"><text:span text:style-name="Énfasis_20_sutil"><text:span text:style-name="T25">SciPyCon Argentina 2013</text:span></text:span><text:span text:style-name="Énfasis_20_sutil"><text:span text:style-name="T26">, organizada por los Departamentos de Informática de las Sedes Trelew y Puerto Madryn, Facultad de Ingeniería, Universidad Nacional de la Patagonia San Juan Bosco, tendrá lugar en la ciudad de Puerto Madryn los días 16, 17 y 18 de mayo próximos.</text:span></text:span></text:p>
      <text:p text:style-name="P6"><text:span text:style-name="Énfasis_20_sutil"><text:span text:style-name="T26"/></text:span></text:p>
      <text:p text:style-name="P6"><text:span text:style-name="Énfasis_20_sutil"><text:span text:style-name="T26">SciPy es una comunidad dedicada al avance de la computación científica utilizando el lenguaje de programación Python, a través del desarrollo de aplicaciones matemáticas, científicas e ingenieriles libres. </text:span></text:span></text:p>
      <text:p text:style-name="P6"><text:span text:style-name="Énfasis_20_sutil"><text:span text:style-name="T9"/></text:span></text:p>
      <text:p text:style-name="P6"><text:span text:style-name="Énfasis_20_sutil"><text:span text:style-name="T26">La Conferencia está orientada a reunir y vincular a los alumnos, docentes, investigadores y profesionales que utilizan la plataforma de programación Python en el ámbito científico, académico e industrial, y cuenta con un Comité Científico que reúne a destacados integrantes del sistema académico argentino. Sus principales objetivos incluyen:</text:span></text:span><text:span text:style-name="Énfasis_20_sutil"><text:span text:style-name="T20"><text:tab/></text:span></text:span></text:p>
      <text:list xml:id="list33493400" text:style-name="L1">
        <text:list-item>
          <text:p text:style-name="P31"><text:span text:style-name="Énfasis_20_sutil"><text:span text:style-name="T6">Intercambiar las experiencias y dar a conocer las ventajas del lenguaje Python en la comunidad científica argentina.</text:span></text:span></text:p>
        </text:list-item>
        <text:list-item>
          <text:p text:style-name="P31"><text:span text:style-name="Énfasis_20_sutil"><text:span text:style-name="T6">Presentar las herramientas y bibliotecas de uso científico desarrolladas por la comunidad mundial. </text:span></text:span></text:p>
        </text:list-item>
        <text:list-item>
          <text:p text:style-name="P31"><text:span text:style-name="Énfasis_20_sutil"><text:span text:style-name="T6">Introducir los aspectos de Python que articulan la educación, la ingeniería y la ciencia.</text:span></text:span></text:p>
        </text:list-item>
        <text:list-item>
          <text:p text:style-name="P31"><text:span text:style-name="Énfasis_20_sutil"><text:span text:style-name="T8">Generar un marco apropiado para concretar encuentros, foros de discusión y proyectos educativos y de investigación y desarrollo científico relacionados con Python.</text:span></text:span></text:p>
        </text:list-item>
      </text:list>
      <text:p text:style-name="P21"><text:span text:style-name="Énfasis_20_sutil"><text:span text:style-name="T22"/></text:span></text:p>
      <text:p text:style-name="P16"><text:span text:style-name="T12">En el marco de la Conferencia se prevén talleres, charlas y presentación de trabajos en formato de poster. Los talleres serán dictados por especialistas argentinos. S</text:span><text:span text:style-name="T27">e prevén tres charlas diarias</text:span><text:span text:style-name="T12"> de índole industrial y educativo,</text:span><text:span text:style-name="T27"> </text:span><text:span text:style-name="T12">seleccionadas por el comité académico en base a los trabajos recibidos, y dos plenarias dictadas por Dres. extranjeros. <text:s/></text:span><text:span text:style-name="T28">Se cuenta hasta el momento con la conﬁrmación de asistencia del Dr. Prabhu Ramachandran (Enthought Inc., India) y la pre-conﬁrmación del Dr. Gael Varoquaux (Inria, Francia). </text:span></text:p>
      <text:p text:style-name="P17"><text:soft-page-break/></text:p>
      <text:p text:style-name="P17"/>
      <text:p text:style-name="P17">La Facultad de Ingeniería, en su carácter de anfitrión, tendrá que afrontar la ceremonia inaugural, la atención de los asistentes más destacados y la organización general de la actividad, lo que representa un considerable gasto, el que tradicionalmente se ﬁnancia con el aporte de empresas, entidades y organismos públicos y privados del país. </text:p>
      <text:p text:style-name="P17"/>
      <text:p text:style-name="P21"><text:span text:style-name="Énfasis_20_sutil"><text:span text:style-name="T23">Cabe destacar que la Conferencia está dirigida a docentes universitarios y de nivel medio, graduados y alumnos de todas las carreras, profesionales y emprendedores industriales que utilizan ciencia en sus negocios, y público en general, </text:span></text:span><text:span text:style-name="Énfasis_20_sutil"><text:span text:style-name="T44">y las áreas de interés son muy variadas en las ciencias: <text:s/>matemática, física, química, biología, ingeniería, informática, bioinformática, etc. </text:span></text:span></text:p>
      <text:p text:style-name="P21"><text:span text:style-name="Énfasis_20_sutil"><text:span text:style-name="T23"><text:s/></text:span></text:span></text:p>
      <text:p text:style-name="P16"><text:span text:style-name="T36">Particularmente nuestro objetivo inmediato es confirmar la asistencia del Dr. <text:s/></text:span><text:span text:style-name="T28">Varoquaux, cuyo viaje desde Francia hasta la Patagonia Argentina implica un importe aproximado de $8.200.-, con la intención de realizar actividades previas a la Conferencia los días 14 y 15 de mayo, en la ciudad de Trelew, y contar además con su presencia durante la Conferencia. </text:span></text:p>
      <text:p text:style-name="P15"/>
      <text:p text:style-name="P50"><text:span text:style-name="T46">Las actividades previas, a realizarse en la ciudad de Trelew, como fue el caso de la </text:span>6th International Conference on Smalltalk Technologies, en Noviembre de 2012, organizada por la Fundación Argentina de Smalltalk (FAST) y el Departamento de Informática de las Sedes Trelew y Puerto Madryn, <text:span text:style-name="T46">que contó con más de 170 inscriptos de todo el país y numerosos extranjeros, tienen como objetivo dar lugar a que los asistentes adquieran los conocimientos necesarios para comprender en profundidad las charlas técnicas y talleres de la Conferencia, y habilitar una mayor interacción y activa participación en los foros de discusión que se generan en el contexto de la misma.</text:span></text:p>
      <text:p text:style-name="P46"><text:span text:style-name="T33">Con la convicción de que el éxito de estas actividades, totalmente gratuitas para los asistentes, es importante no sólo para nuestra Facultad sino para la comunidad educativa, cientíﬁca e industrial de toda la zona de influencia, </text:span><text:span text:style-name="T34">nos dirigimos a Ud. </text:span><text:span text:style-name="T33">a fin de solicitar al Banco Patagonia un aporte que nos permita confirmar la valiosa presencia del Dr. </text:span><text:span text:style-name="T35">Varoquaux.</text:span></text:p>
      <text:p text:style-name="P49"><text:span text:style-name="T10">Muy agradecidos desde ya</text:span><text:span text:style-name="T11"> </text:span><text:bookmark-start text:name="__DdeLink__4558_169619002"/><text:span text:style-name="T11">por su invalorable colaboración</text:span><text:bookmark-end text:name="__DdeLink__4558_169619002"/><text:span text:style-name="T11">, adjuntamos un anexo descriptivo y q</text:span><text:span text:style-name="T10">uedamos a la espera de su respuesta favorable a fin de incluir al Banco Patagonia en la categoría de Sponsor Diamante de la Conferencia. </text:span></text:p>
      <text:p text:style-name="P4">Saludamos muy atentamente</text:p>
      <text:p text:style-name="P7"><text:span text:style-name="Énfasis_20_sutil"><text:span text:style-name="T13"/></text:span></text:p>
      <text:p text:style-name="P7"><text:span text:style-name="Énfasis_20_sutil"><text:span text:style-name="T13"><text:s text:c="17"/></text:span></text:span></text:p>
      <text:p text:style-name="P7"><text:span text:style-name="Énfasis_20_sutil"><text:span text:style-name="T13"><text:s text:c="5"/>Ing. Gloria Bianchi</text:span></text:span></text:p>
      <text:p text:style-name="P7"><text:span text:style-name="Énfasis_20_sutil"><text:span text:style-name="T13">Por el Comité Organizador Local</text:span></text:span></text:p>
      <text:p text:style-name="P7"><text:span text:style-name="Énfasis_20_sutil"><text:span text:style-name="T14"><text:s text:c="2"/>Contacto: </text:span></text:span><text:span text:style-name="Énfasis_20_sutil"><text:span text:style-name="T40">scipyconar2013@gmail.com</text:span></text:span><text:span text:style-name="Énfasis_20_sutil"><text:span text:style-name="T14"> </text:span></text:span></text:p>
      <text:p text:style-name="P8"><text:span text:style-name="Énfasis_20_sutil"><text:span text:style-name="T13"> </text:span></text:span></text:p>
      <text:p text:style-name="P8"><text:span text:style-name="Énfasis_20_sutil"><text:span text:style-name="T13"/></text:span></text:p>
      <text:p text:style-name="P5">ANEXO</text:p>
      <text:p text:style-name="P48">SciPyCon Argentina 2013</text:p>
      <text:p text:style-name="P1"><text:a xlink:type="simple" xlink:href="http://www.scipycon.com.ar/"><text:span text:style-name="T24">http://www.scipycon.com.ar/</text:span></text:a></text:p>
      <text:p text:style-name="P51">Objetivos Específicos</text:p>
      <text:p text:style-name="P11">Se destacan:</text:p>
      <text:list xml:id="list33481975" text:style-name="L2">
        <text:list-item>
          <text:p text:style-name="P38">Apoyar y difundir los trabajos en Python de desarrolladores, docentes e investigadores científicos argentinos. </text:p>
        </text:list-item>
        <text:list-item>
          <text:p text:style-name="P40"><text:span text:style-name="T12">Fortalecer la comunidad científica nacional a través del intercambio de trabajos, experiencias y anécdotas.</text:span> </text:p>
        </text:list-item>
        <text:list-item>
          <text:p text:style-name="P45"><text:span text:style-name="T27">Fortalecer los vínculos y redes entre organismos científicos nacionales y la UNPSJB.</text:span> </text:p>
        </text:list-item>
      </text:list>
      <text:p text:style-name="P47">Comité organizador</text:p>
      <text:p text:style-name="P2">La organización y el desarrollo de la Conferencia son llevados adelante por un comité de docentes de los Departamentos de Informática de las Sedes Puerto Madryn y Trelew junto con la comunidad SciPy-Ar. Este comité organizador local está constituido por los siguientes docentes:</text:p>
      <text:list xml:id="list34171687" text:continue-numbering="true" text:style-name="L2">
        <text:list-item>
          <text:p text:style-name="P41">Lic. Nahuel Defossé (UNPSJB - TW)</text:p>
        </text:list-item>
        <text:list-item>
          <text:p text:style-name="P42">Lic. Damian Barry (UNPSJB - PM)</text:p>
        </text:list-item>
        <text:list-item>
          <text:p text:style-name="P42">Ing. Gloria Bianchi (UNPSJB - TW)</text:p>
        </text:list-item>
        <text:list-item>
          <text:p text:style-name="P42">Lic. Celia Cintas (UNPSJB - TW)</text:p>
        </text:list-item>
        <text:list-item>
          <text:p text:style-name="P42">Lic. Lautaro Pecile (UNPSJB - TW)</text:p>
        </text:list-item>
        <text:list-item>
          <text:p text:style-name="P42"><text:span text:style-name="T38">Lic. </text:span><text:span text:style-name="T39">Carlos Buckle (UNPSJB - PM)</text:span></text:p>
        </text:list-item>
        <text:list-item>
          <text:p text:style-name="P42">Lic. Romina Stickar (UNPSJB - PM)</text:p>
          <text:p text:style-name="P39"/>
        </text:list-item>
      </text:list>
      <text:p text:style-name="P47">Comité Académico</text:p>
      <text:p text:style-name="P2">Los trabajos presentados serán evaluados por el siguiente comité académico:</text:p>
      <text:list xml:id="list34170618" text:continue-numbering="true" text:style-name="L2">
        <text:list-item>
          <text:p text:style-name="P41">Dr. Claudio Delrieux (DIEC-UNS)</text:p>
        </text:list-item>
        <text:list-item>
          <text:p text:style-name="P42">Dr. Pablo Lotito (PLADEMA-UNICEN)</text:p>
        </text:list-item>
        <text:list-item>
          <text:p text:style-name="P42">Lic. Rosa Wachenchauzer (UBA)</text:p>
        </text:list-item>
        <text:list-item>
          <text:p text:style-name="P42">Ing. Gloria Bianchi (UNPSJB - TW)</text:p>
        </text:list-item>
        <text:list-item>
          <text:p text:style-name="P42">Lic. Rafael Carrascosa (FAMAF-UNC)</text:p>
        </text:list-item>
        <text:list-item>
          <text:p text:style-name="P42">Dr. Alejandro Russo (Chalmers University of Technology)</text:p>
        </text:list-item>
        <text:list-item>
          <text:p text:style-name="P42">Dra. Pilar Bulacio (CIFASIS-CONICET)</text:p>
        </text:list-item>
        <text:list-item>
          <text:p text:style-name="P42">Dra.Elizabeth Tapia (CIFASIS-CONICET)</text:p>
        </text:list-item>
      </text:list>
      <text:p text:style-name="P12"/>
      <text:p text:style-name="P12"><text:soft-page-break/></text:p>
      <text:p text:style-name="P52">Contenido / Actividades</text:p>
      <text:p text:style-name="P13"><text:bookmark-start text:name="__DdeLink__1509_1118193427"/><text:bookmark-start text:name="__DdeLink__1507_1118193427"/>La Conferencia está compuesta principalmente por talleres, charlas y presentación de trabajos en formato de poster.</text:p>
      <text:p text:style-name="P13"/>
      <text:p text:style-name="P13">Los talleres propuestos, orientados a transmitir información y desarrollar capacidades en áreas de conocimiento específico enfocando principalmente la aplicación de Python y sus bibliotecas a la resolución de problemas, son los siguientes:</text:p>
      <text:list xml:id="list34162844" text:continue-numbering="true" text:style-name="L2">
        <text:list-item>
          <text:p text:style-name="P44">Inteligencia Artificial con Python, dictado por Juan Pedro Fisanotti. </text:p>
        </text:list-item>
        <text:list-item>
          <text:p text:style-name="P43"><text:span text:style-name="T10">Introducción a numpy, scipy y matplotlib usando IPython, dictado por Damián Ávila.</text:span> </text:p>
        </text:list-item>
      </text:list>
      <text:p text:style-name="P14"/>
      <text:p text:style-name="P16"><text:span text:style-name="T27">Se prevén tres charlas diarias</text:span><text:span text:style-name="T12"> de índole industrial y educativo</text:span><text:span text:style-name="T27">, </text:span><text:span text:style-name="T12">seleccionadas por el comité académico en base a las propuestas realizadas por postulantes a presentar sus trabajos en la Conferencia, y dos plenarias dictadas por Dres. extranjeros </text:span><text:span text:style-name="T36">en el auditorio de la Facultad</text:span><text:span text:style-name="T12">.</text:span></text:p>
      <text:p text:style-name="P18">Se cuenta hasta el momento con la conﬁrmación de asistencia del Dr. Prabhu Ramachandran (Enthought Inc.) y la pre-conﬁrmación del Dr. Gael Varoquaux (Inria), así como la asistencia de relevantes personalidades de nuestro medio. <text:bookmark-end text:name="__DdeLink__1509_1118193427"/><text:bookmark-end text:name="__DdeLink__1507_1118193427"/></text:p>
      <text:p text:style-name="P18"/>
      <text:p text:style-name="P18">Las sesiones de exposición y presentación de posters enfocan la amplia difusión de proyectos y desarrollos de destacado interés para la comunidad científica. </text:p>
      <text:p text:style-name="P18"/>
      <text:p text:style-name="P3">Planes de Patrocinio</text:p>
      <text:p text:style-name="P19">SciPyCon Argentina 2013 está organizada por voluntarios de la comunidad Python, docentes y científicos argentinos en conjunto con la Universidad Nacional de la Patagonia San Juan Bosco.</text:p>
      <text:p text:style-name="P19">El patrocinio de empresas, entidades y organismos públicos y privados ayuda a mantener SciPyCon Argentina accesible para la mayor audiencia posible.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4">Beneficios / Categoría</text:p>
          </table:table-cell>
          <table:table-cell table:style-name="Tabla1.A1" office:value-type="string">
            <text:p text:style-name="P27">Diamante</text:p>
          </table:table-cell>
          <table:table-cell table:style-name="Tabla1.A1" office:value-type="string">
            <text:p text:style-name="P27">Oro</text:p>
          </table:table-cell>
          <table:table-cell table:style-name="Tabla1.A1" office:value-type="string">
            <text:p text:style-name="P27">Plata</text:p>
          </table:table-cell>
          <table:table-cell table:style-name="Tabla1.A1" office:value-type="string">
            <text:p text:style-name="P27">Bronce</text:p>
          </table:table-cell>
        </table:table-row>
        <table:table-row table:style-name="Tabla1.2">
          <table:table-cell table:style-name="Tabla1.A2" office:value-type="string">
            <text:p text:style-name="P26">Espacio en el Programa y descripción impresa/web</text:p>
          </table:table-cell>
          <table:table-cell table:style-name="Tabla1.A2" office:value-type="string">
            <text:p text:style-name="P25"><text:s text:c="2"/>1 página <text:s text:c="2"/>+ 1000 palabras</text:p>
          </table:table-cell>
          <table:table-cell table:style-name="Tabla1.A2" office:value-type="string">
            <text:p text:style-name="P25">1/2 página + 200 palabras</text:p>
          </table:table-cell>
          <table:table-cell table:style-name="Tabla1.A2" office:value-type="string">
            <text:p text:style-name="P25">1/4 página + 100 palabras</text:p>
          </table:table-cell>
          <table:table-cell table:style-name="Tabla1.A2" office:value-type="string">
            <text:p text:style-name="P30"><text:s/>1/8 página + 50 palabras</text:p>
          </table:table-cell>
        </table:table-row>
        <table:table-row table:style-name="Tabla1.3">
          <table:table-cell table:style-name="Tabla1.A2" office:value-type="string">
            <text:p text:style-name="P26">Inserción materiales en bolsa/carpeta (provistos)</text:p>
          </table:table-cell>
          <table:table-cell table:style-name="Tabla1.A2" office:value-type="string">
            <text:p text:style-name="P25">sí</text:p>
          </table:table-cell>
          <table:table-cell table:style-name="Tabla1.A2" office:value-type="string">
            <text:p text:style-name="P25">sí</text:p>
          </table:table-cell>
          <table:table-cell table:style-name="Tabla1.A2" office:value-type="string">
            <text:p text:style-name="P25">sí</text:p>
          </table:table-cell>
          <table:table-cell table:style-name="Tabla1.A2" office:value-type="string">
            <text:p text:style-name="P25">sí</text:p>
          </table:table-cell>
        </table:table-row>
        <table:table-row table:style-name="Tabla1.4">
          <table:table-cell table:style-name="Tabla1.A2" office:value-type="string">
            <text:p text:style-name="P26">Video en intervalos</text:p>
          </table:table-cell>
          <table:table-cell table:style-name="Tabla1.A2" office:value-type="string">
            <text:p text:style-name="P25">60 seg.</text:p>
          </table:table-cell>
          <table:table-cell table:style-name="Tabla1.A2" office:value-type="string">
            <text:p text:style-name="P25">30 seg.</text:p>
          </table:table-cell>
          <table:table-cell table:style-name="Tabla1.A2" office:value-type="string">
            <text:p text:style-name="P25">5 seg.</text:p>
          </table:table-cell>
          <table:table-cell table:style-name="Tabla1.A2" office:value-type="string">
            <text:p text:style-name="P25">mención</text:p>
          </table:table-cell>
        </table:table-row>
        <table:table-row table:style-name="Tabla1.3">
          <table:table-cell table:style-name="Tabla1.A2" office:value-type="string">
            <text:p text:style-name="P26">Logo en regalo/recuerdo</text:p>
          </table:table-cell>
          <table:table-cell table:style-name="Tabla1.A2" office:value-type="string">
            <text:p text:style-name="P25">consultar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</table:table-row>
        <text:soft-page-break/>
        <table:table-row table:style-name="Tabla1.6">
          <table:table-cell table:style-name="Tabla1.A2" office:value-type="string">
            <text:p text:style-name="P26">Logo/Enlace en sitio web</text:p>
          </table:table-cell>
          <table:table-cell table:style-name="Tabla1.A2" office:value-type="string">
            <text:p text:style-name="P25">diamante</text:p>
          </table:table-cell>
          <table:table-cell table:style-name="Tabla1.A2" office:value-type="string">
            <text:p text:style-name="P25">oro</text:p>
          </table:table-cell>
          <table:table-cell table:style-name="Tabla1.A2" office:value-type="string">
            <text:p text:style-name="P25">plata</text:p>
          </table:table-cell>
          <table:table-cell table:style-name="Tabla1.A2" office:value-type="string">
            <text:p text:style-name="P25">bronce</text:p>
          </table:table-cell>
        </table:table-row>
        <table:table-row table:style-name="Tabla1.3">
          <table:table-cell table:style-name="Tabla1.A2" office:value-type="string">
            <text:p text:style-name="P26">Nombre en Anuncios</text:p>
          </table:table-cell>
          <table:table-cell table:style-name="Tabla1.A2" office:value-type="string">
            <text:p text:style-name="P25">incluido</text:p>
          </table:table-cell>
          <table:table-cell table:style-name="Tabla1.A2" office:value-type="string">
            <text:p text:style-name="P25">incluido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</table:table-row>
        <table:table-row table:style-name="Tabla1.8">
          <table:table-cell table:style-name="Tabla1.A2" office:value-type="string">
            <text:p text:style-name="P26">Logo en Afiches, Folletos, Volantes</text:p>
          </table:table-cell>
          <table:table-cell table:style-name="Tabla1.A2" office:value-type="string">
            <text:p text:style-name="P25">extra-grande</text:p>
          </table:table-cell>
          <table:table-cell table:style-name="Tabla1.A2" office:value-type="string">
            <text:p text:style-name="P25">grande</text:p>
          </table:table-cell>
          <table:table-cell table:style-name="Tabla1.A2" office:value-type="string">
            <text:p text:style-name="P25">mediano</text:p>
          </table:table-cell>
          <table:table-cell table:style-name="Tabla1.A2" office:value-type="string">
            <text:p text:style-name="P25">pequeño</text:p>
          </table:table-cell>
        </table:table-row>
        <table:table-row table:style-name="Tabla1.8">
          <table:table-cell table:style-name="Tabla1.A2" office:value-type="string">
            <text:p text:style-name="P26">Estandarte en auditorio</text:p>
          </table:table-cell>
          <table:table-cell table:style-name="Tabla1.A2" office:value-type="string">
            <text:p text:style-name="P25">doble</text:p>
          </table:table-cell>
          <table:table-cell table:style-name="Tabla1.A2" office:value-type="string">
            <text:p text:style-name="P25">simple</text:p>
          </table:table-cell>
          <table:table-cell table:style-name="Tabla1.A2" office:value-type="string">
            <text:p text:style-name="P25">medio</text:p>
          </table:table-cell>
          <table:table-cell table:style-name="Tabla1.A2" office:value-type="string">
            <text:p text:style-name="P25"/>
          </table:table-cell>
        </table:table-row>
        <table:table-row table:style-name="Tabla1.10">
          <table:table-cell table:style-name="Tabla1.A2" office:value-type="string">
            <text:p text:style-name="P26">Oferta Empleos y acceso a emails/ CV autorizados</text:p>
          </table:table-cell>
          <table:table-cell table:style-name="Tabla1.A2" office:value-type="string">
            <text:p text:style-name="P25">sí</text:p>
          </table:table-cell>
          <table:table-cell table:style-name="Tabla1.A2" office:value-type="string">
            <text:p text:style-name="P25">sí</text:p>
          </table:table-cell>
          <table:table-cell table:style-name="Tabla1.A2" office:value-type="string">
            <text:p text:style-name="P25">sí</text:p>
          </table:table-cell>
          <table:table-cell table:style-name="Tabla1.A2" office:value-type="string">
            <text:p text:style-name="P25">sí</text:p>
          </table:table-cell>
        </table:table-row>
        <table:table-row table:style-name="Tabla1.11">
          <table:table-cell table:style-name="Tabla1.A1" office:value-type="string">
            <text:p text:style-name="P28">Aporte (mínimo)</text:p>
          </table:table-cell>
          <table:table-cell table:style-name="Tabla1.A1" office:value-type="string">
            <text:p text:style-name="P29">$ 6.000</text:p>
          </table:table-cell>
          <table:table-cell table:style-name="Tabla1.A1" office:value-type="string">
            <text:p text:style-name="P29">$ 5.000</text:p>
          </table:table-cell>
          <table:table-cell table:style-name="Tabla1.A1" office:value-type="string">
            <text:p text:style-name="P29">$ 4.000</text:p>
          </table:table-cell>
          <table:table-cell table:style-name="Tabla1.A1" office:value-type="string">
            <text:p text:style-name="P29">$ 2.000</text:p>
          </table:table-cell>
        </table:table-row>
      </table:table>
      <text:p text:style-name="P20"><text:span text:style-name="T41">Contáctenos en cualquier momento, podemos trabajar con usted para diseñar el paquete de patrocinio que satisfaga sus necesidades.</text:span><text:span text:style-name="T42"> </text:span></text:p>
      <text:p text:style-name="P53"><text:span text:style-name="T37">Los auspicios y subsidios obtenidos para el desarrollo de la Conferencia determinan además la posibilidad de ayudas económicas para viáticos y la amplitud de un posible Programa de Asistencia a Estudiantes de Universidades Nacionales principalmente. Los eventuales beneficiarios de dichas ayudas económicas estarían comprometidos a colaborar con el comité organizador de la Confere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" svg:font-family="'DejaVu Sans'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Times New Roman1" svg:font-family="'Times New Roman'"/>
    <style:font-face style:name="Courier New" svg:font-family="'Courier New'" style:font-family-generic="modern"/>
    <style:font-face style:name="AvantGarde Bk BT" svg:font-family="'AvantGarde Bk BT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fo:language="es" fo:country="ES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Free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style:font-name="AvantGarde Bk BT" fo:font-weight="bold" style:font-weight-asian="bold" style:font-name-complex="AvantGarde Bk B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OpenSymbol" style:font-name-complex="Courier New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Énfasis_20_sutil" style:display-name="Énfasis sutil" style:family="text" style:parent-style-name="Fuente_20_de_20_párrafo_20_predeter.">
      <style:text-properties fo:color="#808080" fo:font-style="italic" style:font-style-asian="italic" style:font-style-complex="italic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66cm" fo:text-indent="-0.635cm" fo:margin-left="3.66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295cm" fo:text-indent="-0.635cm" fo:margin-left="4.29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4.93cm" fo:text-indent="-0.635cm" fo:margin-left="4.93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565cm" fo:text-indent="-0.635cm" fo:margin-left="5.56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2cm" fo:text-indent="-0.635cm" fo:margin-left="6.2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835cm" fo:text-indent="-0.635cm" fo:margin-left="6.83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47cm" fo:text-indent="-0.635cm" fo:margin-left="7.47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105cm" fo:text-indent="-0.635cm" fo:margin-left="8.10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74cm" fo:text-indent="-0.635cm" fo:margin-left="8.7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start" style:justify-single-word="false"/>
      <style:text-properties fo:font-size="8pt" style:font-name-asian="AvantGarde Bk BT" style:font-size-asian="8pt"/>
    </style:style>
    <style:style style:name="MP2" style:family="paragraph" style:parent-style-name="Heading_20_1">
      <style:paragraph-properties fo:margin-left="4.763cm" fo:margin-right="0cm" fo:text-align="start" style:justify-single-word="false" fo:text-indent="-4.763cm" style:auto-text-indent="false"/>
      <style:text-properties fo:font-size="8pt" style:font-name-asian="AvantGarde Bk BT" style:font-size-asian="8pt" style:font-size-complex="8pt"/>
    </style:style>
    <style:style style:name="MP3" style:family="paragraph" style:parent-style-name="Heading_20_1">
      <style:paragraph-properties fo:margin-left="4.763cm" fo:margin-right="0cm" fo:text-align="start" style:justify-single-word="false" fo:text-indent="-4.763cm" style:auto-text-indent="false"/>
      <style:text-properties fo:font-size="8pt" style:font-name-asian="AvantGarde Bk BT" style:font-size-asian="8pt"/>
    </style:style>
    <style:style style:name="MP4" style:family="paragraph" style:parent-style-name="Heading_20_1">
      <style:text-properties style:font-name-asian="AvantGarde Bk BT"/>
    </style:style>
    <style:style style:name="MP5" style:family="paragraph">
      <style:paragraph-properties fo:text-align="center" style:writing-mode="lr-tb"/>
    </style:style>
    <style:style style:name="MT1" style:family="text">
      <style:text-properties style:font-size-complex="8pt"/>
    </style:style>
    <style:style style:name="MT2" style:family="text">
      <style:text-properties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333399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085cm" fo:margin-left="3cm" fo:margin-right="1.953cm" style:writing-mode="lr-tb" style:layout-grid-color="#c0c0c0" style:layout-grid-lines="108" style:layout-grid-base-height="0.24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61cm" fo:margin-left="0cm" fo:margin-right="0cm" fo:margin-bottom="2.46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.831cm" fo:margin-bottom="2.501cm" fo:margin-left="3cm" fo:margin-right="1.953cm" style:writing-mode="lr-tb" style:layout-grid-color="#c0c0c0" style:layout-grid-lines="97" style:layout-grid-base-height="0.24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áficos1" text:anchor-type="char" svg:x="13.148cm" svg:y="-0.661cm" svg:width="1.905cm" svg:height="2.884cm" draw:z-index="9"><draw:image xlink:href="Pictures/10000000000002C50000036F57F11879.jpg" xlink:type="simple" xlink:show="embed" xlink:actuate="onLoad"/></draw:frame> <text:s text:c="12"/><text:span text:style-name="MT1"><text:s text:c="137"/></text:span></text:h>
        <text:h text:style-name="MP2" text:outline-level="1"><text:s text:c="8"/>Universidad Nacional de la Patagonia San Juan Bosco </text:h>
        <text:h text:style-name="MP2" text:outline-level="1"><text:s text:c="26"/>Facultad de Ingeniería</text:h>
        <text:h text:style-name="MP2" text:outline-level="1"/>
        <text:h text:style-name="MP3" text:outline-level="1"/>
        <text:h text:style-name="MP3" text:outline-level="1"/>
        <text:h text:style-name="MP3" text:outline-level="1"><text:s text:c="46"/></text:h>
        <text:h text:style-name="MP4" text:outline-level="1"><draw:line text:anchor-type="char" draw:z-index="4" draw:style-name="Mgr1" draw:text-style-name="MP5" svg:x1="-0.011cm" svg:y1="0.192cm" svg:x2="14.998cm" svg:y2="0.192cm"><text:p/></draw:line><text:span text:style-name="MT2"> <text:s text:c="23"/></text:span><text:s/></text:h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UERTO MADRYN, 25 de Marzo del 2010</dc:title>
    <meta:initial-creator>Ceremonial y Protocolo</meta:initial-creator>
    <meta:creation-date>2012-06-27T11:54:00</meta:creation-date>
    <dc:creator>Gloria Bianchi</dc:creator>
    <dc:date>2013-03-25T14:01:57.06</dc:date>
    <meta:print-date>2012-06-27T11:57:00</meta:print-date>
    <meta:editing-cycles>54</meta:editing-cycles>
    <meta:editing-duration>PT16H35M20S</meta:editing-duration>
    <meta:generator>OpenOffice.org/3.3$Win32 OpenOffice.org_project/330m20$Build-9567</meta:generator>
    <meta:document-statistic meta:table-count="1" meta:image-count="1" meta:object-count="0" meta:page-count="5" meta:paragraph-count="126" meta:word-count="1355" meta:character-count="9384"/>
    <meta:user-defined meta:name="Información 1"/>
    <meta:user-defined meta:name="Información 2"/>
    <meta:user-defined meta:name="Información 3"/>
    <meta:user-defined meta:name="Información 4"/>
  </office:meta>
</office:document-meta>
</file>